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23"/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125"/>
    <style:style style:name="ce21" style:family="table-cell" style:parent-style-name="Default" style:data-style-name="N123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</office:automatic-styles>
  <office:body>
    <office:spreadsheet>
      <table:table table:name="I_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7"/>
          <table:table-cell table:style-name="ce12" office:value-type="string">
            <text:p>D</text:p>
          </table:table-cell>
          <table:table-cell table:style-name="ce11" office:value-type="string">
            <text:p>lambda_r</text:p>
          </table:table-cell>
          <table:table-cell table:style-name="ce12" office:value-type="string">
            <text:p>gamma</text:p>
          </table:table-cell>
          <table:table-cell table:style-name="ce12" office:value-type="string">
            <text:p>wavelength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7"/>
          <table:table-cell table:style-name="ce12" office:value-type="float" office:value="57.94">
            <text:p>57.94</text:p>
          </table:table-cell>
          <table:table-cell table:style-name="ce11" office:value-type="float" office:value="141.7">
            <text:p>141.7</text:p>
          </table:table-cell>
          <table:table-cell table:style-name="ce12" office:value-type="float" office:value="1.7174">
            <text:p>1.7174</text:p>
          </table:table-cell>
          <table:table-cell table:style-name="ce12" office:value-type="float" office:value="1.175">
            <text:p>1.175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7"/>
          <table:table-cell table:style-name="ce12"/>
          <table:table-cell table:style-name="ce11"/>
          <table:table-cell table:number-columns-repeated="6"/>
        </table:table-row>
        <table:table-row table:style-name="ro2">
          <table:table-cell table:style-name="ce1" office:value-type="string">
            <text:p>h</text:p>
          </table:table-cell>
          <table:table-cell table:style-name="ce7" office:value-type="string">
            <text:p>k</text:p>
          </table:table-cell>
          <table:table-cell table:style-name="ce12" office:value-type="string">
            <text:p>q</text:p>
          </table:table-cell>
          <table:table-cell table:style-name="ce11" office:value-type="string">
            <text:p>|F|</text:p>
          </table:table-cell>
          <table:table-cell table:style-name="ce12" office:value-type="string">
            <text:p>qx</text:p>
          </table:table-cell>
          <table:table-cell table:style-name="ce12" office:value-type="string">
            <text:p>qz</text:p>
          </table:table-cell>
          <table:table-cell table:style-name="ce12" office:value-type="string">
            <text:p>I_o</text:p>
          </table:table-cell>
          <table:table-cell table:style-name="ce12" office:value-type="string">
            <text:p>sigma_o</text:p>
          </table:table-cell>
          <table:table-cell table:style-name="ce12" office:value-type="string">
            <text:p>Norm. I_o</text:p>
          </table:table-cell>
          <table:table-cell table:style-name="ce12" office:value-type="string">
            <text:p>norm. sig_o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14" office:value-type="float" office:value="0.11087">
            <text:p>0.11087</text:p>
          </table:table-cell>
          <table:table-cell table:style-name="ce15" office:value-type="float" office:value="60.83">
            <text:p>60.83</text:p>
          </table:table-cell>
          <table:table-cell table:style-name="ce16" table:formula="of:=2*PI()*[.B5]/[.$D$2]" office:value-type="float" office:value="-0.0443414630005617">
            <text:p>-0.0443</text:p>
          </table:table-cell>
          <table:table-cell table:style-name="ce16" table:formula="of:=2*PI()*[.A5]/[.$C$2]-2*PI()*[.B5]/[.$D$2]/TAN([.$E$2])" office:value-type="float" office:value="0.101895366457254">
            <text:p>0.1019</text:p>
          </table:table-cell>
          <table:table-cell table:style-name="ce18" table:formula="of:=[.$D5]^2*[.$F$2]*[.$F5]/4/PI()^2/ABS([.$E5])" office:value-type="float" office:value="253.080206562565">
            <text:p>253.1</text:p>
          </table:table-cell>
          <table:table-cell table:style-name="ce18" table:formula="of:=[.$D5]*[.$F$2]*[.$F5]/4/PI()^2/ABS([.$E5])" office:value-type="float" office:value="4.160450543524">
            <text:p>4.2</text:p>
          </table:table-cell>
          <table:table-cell table:style-name="ce19" table:formula="of:=[.G5]/[.$G$6]*10000" office:value-type="float" office:value="27.4447676115271">
            <text:p>27.4</text:p>
          </table:table-cell>
          <table:table-cell table:style-name="ce20" table:formula="of:=[.H5]/[.$G$6]*10000" office:value-type="float" office:value="0.451171586577793">
            <text:p>0.45117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.10845">
            <text:p>0.10845</text:p>
          </table:table-cell>
          <table:table-cell table:style-name="ce14" office:value-type="float" office:value="100">
            <text:p>100</text:p>
          </table:table-cell>
          <table:table-cell table:style-name="ce16" table:formula="of:=2*PI()*[.B6]/[.$D$2]" office:value-type="float" office:value="0">
            <text:p>0.0000</text:p>
          </table:table-cell>
          <table:table-cell table:style-name="ce16" table:formula="of:=2*PI()*[.A6]/[.$C$2]-2*PI()*[.B6]/[.$D$2]/TAN([.$E$2])" office:value-type="float" office:value="0.108442963534339">
            <text:p>0.1084</text:p>
          </table:table-cell>
          <table:table-cell table:style-name="ce18" table:formula="of:=[.$D6]^2/[.$F6]" office:value-type="float" office:value="92214.3740274442">
            <text:p>92214.4</text:p>
          </table:table-cell>
          <table:table-cell table:style-name="ce18" table:formula="of:=[.$D6]/[.$F6]" office:value-type="float" office:value="922.143740274442">
            <text:p>922.1</text:p>
          </table:table-cell>
          <table:table-cell table:style-name="ce19" table:formula="of:=[.G6]/[.$G$6]*10000" office:value-type="float" office:value="10000">
            <text:p>10000.0</text:p>
          </table:table-cell>
          <table:table-cell table:style-name="ce20" table:formula="of:=[.H6]/[.$G$6]*10000" office:value-type="float" office:value="100">
            <text:p>100.0000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0.12306">
            <text:p>0.12306</text:p>
          </table:table-cell>
          <table:table-cell table:style-name="ce14" office:value-type="float" office:value="26.86">
            <text:p>26.86</text:p>
          </table:table-cell>
          <table:table-cell table:style-name="ce16" table:formula="of:=2*PI()*[.B7]/[.$D$2]" office:value-type="float" office:value="0.0443414630005617">
            <text:p>0.0443</text:p>
          </table:table-cell>
          <table:table-cell table:style-name="ce16" table:formula="of:=2*PI()*[.A7]/[.$C$2]-2*PI()*[.B7]/[.$D$2]/TAN([.$E$2])" office:value-type="float" office:value="0.114990560611424">
            <text:p>0.1150</text:p>
          </table:table-cell>
          <table:table-cell table:style-name="ce18" table:formula="of:=[.$D7]^2*[.$F$2]*[.$F7]/4/PI()^2/ABS([.$E7])" office:value-type="float" office:value="55.6855251555874">
            <text:p>55.7</text:p>
          </table:table-cell>
          <table:table-cell table:style-name="ce18" table:formula="of:=[.$D7]*[.$F$2]*[.$F7]/4/PI()^2/ABS([.$E7])" office:value-type="float" office:value="2.07317666253118">
            <text:p>2.1</text:p>
          </table:table-cell>
          <table:table-cell table:style-name="ce19" table:formula="of:=[.G7]/[.$G$6]*10000" office:value-type="float" office:value="6.03870337383787">
            <text:p>6.0</text:p>
          </table:table-cell>
          <table:table-cell table:style-name="ce20" table:formula="of:=[.H7]/[.$G$6]*10000" office:value-type="float" office:value="0.224821421215111">
            <text:p>0.2248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4"/>
          <table:table-cell table:style-name="ce14"/>
          <table:table-cell table:style-name="ce16" table:formula="of:=2*PI()*[.B8]/[.$D$2]" office:value-type="float" office:value="0.0886829260011233">
            <text:p>0.0887</text:p>
          </table:table-cell>
          <table:table-cell table:style-name="ce16" table:formula="of:=2*PI()*[.A8]/[.$C$2]-2*PI()*[.B8]/[.$D$2]/TAN([.$E$2])" office:value-type="float" office:value="0.121538157688509">
            <text:p>0.1215</text:p>
          </table:table-cell>
          <table:table-cell table:style-name="ce18" table:formula="of:=[.$D8]^2*[.$F$2]*[.$F8]/4/PI()^2/ABS([.$E8])" office:value-type="float" office:value="0">
            <text:p>0.0</text:p>
          </table:table-cell>
          <table:table-cell table:style-name="ce18" table:formula="of:=[.$D8]*[.$F$2]*[.$F8]/4/PI()^2/ABS([.$E8])" office:value-type="float" office:value="0">
            <text:p>0.0</text:p>
          </table:table-cell>
          <table:table-cell table:style-name="ce19" table:formula="of:=[.G8]/[.$G$6]*10000" office:value-type="float" office:value="0">
            <text:p>0.0</text:p>
          </table:table-cell>
          <table:table-cell table:style-name="ce20" table:formula="of:=[.H8]/[.$G$6]*10000" office:value-type="float" office:value="0">
            <text:p>0.0000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14" office:value-type="float" office:value="0.18445">
            <text:p>0.18445</text:p>
          </table:table-cell>
          <table:table-cell table:style-name="ce14" office:value-type="float" office:value="7.61">
            <text:p>7.61</text:p>
          </table:table-cell>
          <table:table-cell table:style-name="ce16" table:formula="of:=2*PI()*[.B9]/[.$D$2]" office:value-type="float" office:value="0.133024389001685">
            <text:p>0.1330</text:p>
          </table:table-cell>
          <table:table-cell table:style-name="ce16" table:formula="of:=2*PI()*[.A9]/[.$C$2]-2*PI()*[.B9]/[.$D$2]/TAN([.$E$2])" office:value-type="float" office:value="0.128085754765594">
            <text:p>0.1281</text:p>
          </table:table-cell>
          <table:table-cell table:style-name="ce18" table:formula="of:=[.$D9]^2*[.$F$2]*[.$F9]/4/PI()^2/ABS([.$E9])" office:value-type="float" office:value="1.65965188055164">
            <text:p>1.7</text:p>
          </table:table-cell>
          <table:table-cell table:style-name="ce18" table:formula="of:=[.$D9]*[.$F$2]*[.$F9]/4/PI()^2/ABS([.$E9])" office:value-type="float" office:value="0.218088289165787">
            <text:p>0.2</text:p>
          </table:table-cell>
          <table:table-cell table:style-name="ce19" table:formula="of:=[.G9]/[.$G$6]*10000" office:value-type="float" office:value="0.179977568362358">
            <text:p>0.2</text:p>
          </table:table-cell>
          <table:table-cell table:style-name="ce20" table:formula="of:=[.H9]/[.$G$6]*10000" office:value-type="float" office:value="0.0236501403892717">
            <text:p>0.02365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14"/>
          <table:table-cell table:style-name="ce14"/>
          <table:table-cell table:style-name="ce16" table:formula="of:=2*PI()*[.B10]/[.$D$2]" office:value-type="float" office:value="0.177365852002247">
            <text:p>0.1774</text:p>
          </table:table-cell>
          <table:table-cell table:style-name="ce16" table:formula="of:=2*PI()*[.A10]/[.$C$2]-2*PI()*[.B10]/[.$D$2]/TAN([.$E$2])" office:value-type="float" office:value="0.134633351842679">
            <text:p>0.1346</text:p>
          </table:table-cell>
          <table:table-cell table:style-name="ce18" table:formula="of:=[.$D10]^2*[.$F$2]*[.$F10]/4/PI()^2/ABS([.$E10])" office:value-type="float" office:value="0">
            <text:p>0.0</text:p>
          </table:table-cell>
          <table:table-cell table:style-name="ce18" table:formula="of:=[.$D10]*[.$F$2]*[.$F10]/4/PI()^2/ABS([.$E10])" office:value-type="float" office:value="0">
            <text:p>0.0</text:p>
          </table:table-cell>
          <table:table-cell table:style-name="ce19" table:formula="of:=[.G10]/[.$G$6]*10000" office:value-type="float" office:value="0">
            <text:p>0.0</text:p>
          </table:table-cell>
          <table:table-cell table:style-name="ce20" table:formula="of:=[.H10]/[.$G$6]*10000" office:value-type="float" office:value="0">
            <text:p>0.00000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table-cell table:style-name="ce14" office:value-type="float" office:value="0.22207">
            <text:p>0.22207</text:p>
          </table:table-cell>
          <table:table-cell table:style-name="ce14" office:value-type="float" office:value="15.06">
            <text:p>15.06</text:p>
          </table:table-cell>
          <table:table-cell table:style-name="ce16" table:formula="of:=2*PI()*[.B11]/[.$D$2]" office:value-type="float" office:value="-0.0886829260011233">
            <text:p>-0.0887</text:p>
          </table:table-cell>
          <table:table-cell table:style-name="ce16" table:formula="of:=2*PI()*[.A11]/[.$C$2]-2*PI()*[.B11]/[.$D$2]/TAN([.$E$2])" office:value-type="float" office:value="0.203790732914507">
            <text:p>0.2038</text:p>
          </table:table-cell>
          <table:table-cell table:style-name="ce18" table:formula="of:=[.$D11]^2*[.$F$2]*[.$F11]/4/PI()^2/ABS([.$E11])" office:value-type="float" office:value="15.5121676951044">
            <text:p>15.5</text:p>
          </table:table-cell>
          <table:table-cell table:style-name="ce18" table:formula="of:=[.$D11]*[.$F$2]*[.$F11]/4/PI()^2/ABS([.$E11])" office:value-type="float" office:value="1.03002441534558">
            <text:p>1.0</text:p>
          </table:table-cell>
          <table:table-cell table:style-name="ce19" table:formula="of:=[.G11]/[.$G$6]*10000" office:value-type="float" office:value="1.68218543569875">
            <text:p>1.7</text:p>
          </table:table-cell>
          <table:table-cell table:style-name="ce20" table:formula="of:=[.H11]/[.$G$6]*10000" office:value-type="float" office:value="0.111698900112799">
            <text:p>0.11170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float" office:value="-1">
            <text:p>-1</text:p>
          </table:table-cell>
          <table:table-cell table:style-name="ce14" office:value-type="float" office:value="0.21464">
            <text:p>0.21464</text:p>
          </table:table-cell>
          <table:table-cell table:style-name="ce14" office:value-type="float" office:value="71.22">
            <text:p>71.22</text:p>
          </table:table-cell>
          <table:table-cell table:style-name="ce16" table:formula="of:=2*PI()*[.B12]/[.$D$2]" office:value-type="float" office:value="-0.0443414630005617">
            <text:p>-0.0443</text:p>
          </table:table-cell>
          <table:table-cell table:style-name="ce16" table:formula="of:=2*PI()*[.A12]/[.$C$2]-2*PI()*[.B12]/[.$D$2]/TAN([.$E$2])" office:value-type="float" office:value="0.210338329991592">
            <text:p>0.2103</text:p>
          </table:table-cell>
          <table:table-cell table:style-name="ce18" table:formula="of:=[.$D12]^2*[.$F$2]*[.$F12]/4/PI()^2/ABS([.$E12])" office:value-type="float" office:value="716.127698755818">
            <text:p>716.1</text:p>
          </table:table-cell>
          <table:table-cell table:style-name="ce18" table:formula="of:=[.$D12]*[.$F$2]*[.$F12]/4/PI()^2/ABS([.$E12])" office:value-type="float" office:value="10.0551488171275">
            <text:p>10.1</text:p>
          </table:table-cell>
          <table:table-cell table:style-name="ce19" table:formula="of:=[.G12]/[.$G$6]*10000" office:value-type="float" office:value="77.6590099221071">
            <text:p>77.7</text:p>
          </table:table-cell>
          <table:table-cell table:style-name="ce20" table:formula="of:=[.H12]/[.$G$6]*10000" office:value-type="float" office:value="1.0904101365081">
            <text:p>1.09041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.21712">
            <text:p>0.21712</text:p>
          </table:table-cell>
          <table:table-cell table:style-name="ce14" office:value-type="float" office:value="39.69">
            <text:p>39.69</text:p>
          </table:table-cell>
          <table:table-cell table:style-name="ce16" table:formula="of:=2*PI()*[.B13]/[.$D$2]" office:value-type="float" office:value="0">
            <text:p>0.0000</text:p>
          </table:table-cell>
          <table:table-cell table:style-name="ce16" table:formula="of:=2*PI()*[.A13]/[.$C$2]-2*PI()*[.B13]/[.$D$2]/TAN([.$E$2])" office:value-type="float" office:value="0.216885927068677">
            <text:p>0.2169</text:p>
          </table:table-cell>
          <table:table-cell table:style-name="ce18" table:formula="of:=[.$D13]^2/[.$F13]" office:value-type="float" office:value="7263.2471884687">
            <text:p>7263.2</text:p>
          </table:table-cell>
          <table:table-cell table:style-name="ce18" table:formula="of:=[.$D13]/[.$F13]" office:value-type="float" office:value="182.999425257463">
            <text:p>183.0</text:p>
          </table:table-cell>
          <table:table-cell table:style-name="ce19" table:formula="of:=[.G13]/[.$G$6]*10000" office:value-type="float" office:value="787.64805">
            <text:p>787.6</text:p>
          </table:table-cell>
          <table:table-cell table:style-name="ce20" table:formula="of:=[.H13]/[.$G$6]*10000" office:value-type="float" office:value="19.845">
            <text:p>19.84500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.2276">
            <text:p>0.2276</text:p>
          </table:table-cell>
          <table:table-cell table:style-name="ce14" office:value-type="float" office:value="33.91">
            <text:p>33.91</text:p>
          </table:table-cell>
          <table:table-cell table:style-name="ce16" table:formula="of:=2*PI()*[.B14]/[.$D$2]" office:value-type="float" office:value="0.0443414630005617">
            <text:p>0.0443</text:p>
          </table:table-cell>
          <table:table-cell table:style-name="ce16" table:formula="of:=2*PI()*[.A14]/[.$C$2]-2*PI()*[.B14]/[.$D$2]/TAN([.$E$2])" office:value-type="float" office:value="0.223433524145762">
            <text:p>0.2234</text:p>
          </table:table-cell>
          <table:table-cell table:style-name="ce18" table:formula="of:=[.$D14]^2*[.$F$2]*[.$F14]/4/PI()^2/ABS([.$E14])" office:value-type="float" office:value="172.453505542647">
            <text:p>172.5</text:p>
          </table:table-cell>
          <table:table-cell table:style-name="ce18" table:formula="of:=[.$D14]*[.$F$2]*[.$F14]/4/PI()^2/ABS([.$E14])" office:value-type="float" office:value="5.0856238732718">
            <text:p>5.1</text:p>
          </table:table-cell>
          <table:table-cell table:style-name="ce19" table:formula="of:=[.G14]/[.$G$6]*10000" office:value-type="float" office:value="18.7013692129301">
            <text:p>18.7</text:p>
          </table:table-cell>
          <table:table-cell table:style-name="ce20" table:formula="of:=[.H14]/[.$G$6]*10000" office:value-type="float" office:value="0.551500124238576">
            <text:p>0.55150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4" office:value-type="float" office:value="0.24628">
            <text:p>0.24628</text:p>
          </table:table-cell>
          <table:table-cell table:style-name="ce14" office:value-type="float" office:value="22.7">
            <text:p>22.7</text:p>
          </table:table-cell>
          <table:table-cell table:style-name="ce16" table:formula="of:=2*PI()*[.B15]/[.$D$2]" office:value-type="float" office:value="0.0886829260011233">
            <text:p>0.0887</text:p>
          </table:table-cell>
          <table:table-cell table:style-name="ce16" table:formula="of:=2*PI()*[.A15]/[.$C$2]-2*PI()*[.B15]/[.$D$2]/TAN([.$E$2])" office:value-type="float" office:value="0.229981121222848">
            <text:p>0.2300</text:p>
          </table:table-cell>
          <table:table-cell table:style-name="ce18" table:formula="of:=[.$D15]^2*[.$F$2]*[.$F15]/4/PI()^2/ABS([.$E15])" office:value-type="float" office:value="39.7724200460049">
            <text:p>39.8</text:p>
          </table:table-cell>
          <table:table-cell table:style-name="ce18" table:formula="of:=[.$D15]*[.$F$2]*[.$F15]/4/PI()^2/ABS([.$E15])" office:value-type="float" office:value="1.75208898881079">
            <text:p>1.8</text:p>
          </table:table-cell>
          <table:table-cell table:style-name="ce19" table:formula="of:=[.G15]/[.$G$6]*10000" office:value-type="float" office:value="4.31303909672131">
            <text:p>4.3</text:p>
          </table:table-cell>
          <table:table-cell table:style-name="ce20" table:formula="of:=[.H15]/[.$G$6]*10000" office:value-type="float" office:value="0.190001722322525">
            <text:p>0.19000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0.27123">
            <text:p>0.27123</text:p>
          </table:table-cell>
          <table:table-cell table:style-name="ce14" office:value-type="float" office:value="14.16">
            <text:p>14.16</text:p>
          </table:table-cell>
          <table:table-cell table:style-name="ce16" table:formula="of:=2*PI()*[.B16]/[.$D$2]" office:value-type="float" office:value="0.133024389001685">
            <text:p>0.1330</text:p>
          </table:table-cell>
          <table:table-cell table:style-name="ce16" table:formula="of:=2*PI()*[.A16]/[.$C$2]-2*PI()*[.B16]/[.$D$2]/TAN([.$E$2])" office:value-type="float" office:value="0.236528718299933">
            <text:p>0.2365</text:p>
          </table:table-cell>
          <table:table-cell table:style-name="ce18" table:formula="of:=[.$D16]^2*[.$F$2]*[.$F16]/4/PI()^2/ABS([.$E16])" office:value-type="float" office:value="10.6110226657332">
            <text:p>10.6</text:p>
          </table:table-cell>
          <table:table-cell table:style-name="ce18" table:formula="of:=[.$D16]*[.$F$2]*[.$F16]/4/PI()^2/ABS([.$E16])" office:value-type="float" office:value="0.749366007467031">
            <text:p>0.7</text:p>
          </table:table-cell>
          <table:table-cell table:style-name="ce19" table:formula="of:=[.G16]/[.$G$6]*10000" office:value-type="float" office:value="1.15069074400214">
            <text:p>1.2</text:p>
          </table:table-cell>
          <table:table-cell table:style-name="ce20" table:formula="of:=[.H16]/[.$G$6]*10000" office:value-type="float" office:value="0.0812634706216203">
            <text:p>0.08126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.30077">
            <text:p>0.30077</text:p>
          </table:table-cell>
          <table:table-cell table:style-name="ce14" office:value-type="float" office:value="7.78">
            <text:p>7.78</text:p>
          </table:table-cell>
          <table:table-cell table:style-name="ce16" table:formula="of:=2*PI()*[.B17]/[.$D$2]" office:value-type="float" office:value="0.177365852002247">
            <text:p>0.1774</text:p>
          </table:table-cell>
          <table:table-cell table:style-name="ce16" table:formula="of:=2*PI()*[.A17]/[.$C$2]-2*PI()*[.B17]/[.$D$2]/TAN([.$E$2])" office:value-type="float" office:value="0.243076315377018">
            <text:p>0.2431</text:p>
          </table:table-cell>
          <table:table-cell table:style-name="ce18" table:formula="of:=[.$D17]^2*[.$F$2]*[.$F17]/4/PI()^2/ABS([.$E17])" office:value-type="float" office:value="2.46893672050213">
            <text:p>2.5</text:p>
          </table:table-cell>
          <table:table-cell table:style-name="ce18" table:formula="of:=[.$D17]*[.$F$2]*[.$F17]/4/PI()^2/ABS([.$E17])" office:value-type="float" office:value="0.317344051478423">
            <text:p>0.3</text:p>
          </table:table-cell>
          <table:table-cell table:style-name="ce19" table:formula="of:=[.G17]/[.$G$6]*10000" office:value-type="float" office:value="0.267738814750002">
            <text:p>0.3</text:p>
          </table:table-cell>
          <table:table-cell table:style-name="ce20" table:formula="of:=[.H17]/[.$G$6]*10000" office:value-type="float" office:value="0.0344137294023139">
            <text:p>0.03441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style-name="ce14"/>
          <table:table-cell table:style-name="ce16" table:formula="of:=2*PI()*[.B18]/[.$D$2]" office:value-type="float" office:value="0.221707315002808">
            <text:p>0.2217</text:p>
          </table:table-cell>
          <table:table-cell table:style-name="ce16" table:formula="of:=2*PI()*[.A18]/[.$C$2]-2*PI()*[.B18]/[.$D$2]/TAN([.$E$2])" office:value-type="float" office:value="0.249623912454103">
            <text:p>0.2496</text:p>
          </table:table-cell>
          <table:table-cell table:style-name="ce18" table:formula="of:=[.$D18]^2*[.$F$2]*[.$F18]/4/PI()^2/ABS([.$E18])" office:value-type="float" office:value="0">
            <text:p>0.0</text:p>
          </table:table-cell>
          <table:table-cell table:style-name="ce18" table:formula="of:=[.$D18]*[.$F$2]*[.$F18]/4/PI()^2/ABS([.$E18])" office:value-type="float" office:value="0">
            <text:p>0.0</text:p>
          </table:table-cell>
          <table:table-cell table:style-name="ce19" table:formula="of:=[.G18]/[.$G$6]*10000" office:value-type="float" office:value="0">
            <text:p>0.0</text:p>
          </table:table-cell>
          <table:table-cell table:style-name="ce20" table:formula="of:=[.H18]/[.$G$6]*10000" office:value-type="float" office:value="0">
            <text:p>0.00000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float" office:value="-2">
            <text:p>-2</text:p>
          </table:table-cell>
          <table:table-cell table:style-name="ce14" office:value-type="float" office:value="0.32472">
            <text:p>0.32472</text:p>
          </table:table-cell>
          <table:table-cell table:style-name="ce14" office:value-type="float" office:value="29.33">
            <text:p>29.33</text:p>
          </table:table-cell>
          <table:table-cell table:style-name="ce16" table:formula="of:=2*PI()*[.B19]/[.$D$2]" office:value-type="float" office:value="-0.0886829260011233">
            <text:p>-0.0887</text:p>
          </table:table-cell>
          <table:table-cell table:style-name="ce16" table:formula="of:=2*PI()*[.A19]/[.$C$2]-2*PI()*[.B19]/[.$D$2]/TAN([.$E$2])" office:value-type="float" office:value="0.312233696448846">
            <text:p>0.3122</text:p>
          </table:table-cell>
          <table:table-cell table:style-name="ce18" table:formula="of:=[.$D19]^2*[.$F$2]*[.$F19]/4/PI()^2/ABS([.$E19])" office:value-type="float" office:value="90.1450767148274">
            <text:p>90.1</text:p>
          </table:table-cell>
          <table:table-cell table:style-name="ce18" table:formula="of:=[.$D19]*[.$F$2]*[.$F19]/4/PI()^2/ABS([.$E19])" office:value-type="float" office:value="3.07347687401389">
            <text:p>3.1</text:p>
          </table:table-cell>
          <table:table-cell table:style-name="ce19" table:formula="of:=[.G19]/[.$G$6]*10000" office:value-type="float" office:value="9.7755992669862">
            <text:p>9.8</text:p>
          </table:table-cell>
          <table:table-cell table:style-name="ce20" table:formula="of:=[.H19]/[.$G$6]*10000" office:value-type="float" office:value="0.333296940572322">
            <text:p>0.33330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0.32183">
            <text:p>0.32183</text:p>
          </table:table-cell>
          <table:table-cell table:style-name="ce14" office:value-type="float" office:value="44.18">
            <text:p>44.18</text:p>
          </table:table-cell>
          <table:table-cell table:style-name="ce16" table:formula="of:=2*PI()*[.B20]/[.$D$2]" office:value-type="float" office:value="-0.0443414630005617">
            <text:p>-0.0443</text:p>
          </table:table-cell>
          <table:table-cell table:style-name="ce16" table:formula="of:=2*PI()*[.A20]/[.$C$2]-2*PI()*[.B20]/[.$D$2]/TAN([.$E$2])" office:value-type="float" office:value="0.318781293525931">
            <text:p>0.3188</text:p>
          </table:table-cell>
          <table:table-cell table:style-name="ce18" table:formula="of:=[.$D20]^2*[.$F$2]*[.$F20]/4/PI()^2/ABS([.$E20])" office:value-type="float" office:value="417.649882342143">
            <text:p>417.6</text:p>
          </table:table-cell>
          <table:table-cell table:style-name="ce18" table:formula="of:=[.$D20]*[.$F$2]*[.$F20]/4/PI()^2/ABS([.$E20])" office:value-type="float" office:value="9.45336990362478">
            <text:p>9.5</text:p>
          </table:table-cell>
          <table:table-cell table:style-name="ce19" table:formula="of:=[.G20]/[.$G$6]*10000" office:value-type="float" office:value="45.2911909609499">
            <text:p>45.3</text:p>
          </table:table-cell>
          <table:table-cell table:style-name="ce20" table:formula="of:=[.H20]/[.$G$6]*10000" office:value-type="float" office:value="1.0251514477354">
            <text:p>1.02515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.3253">
            <text:p>0.3253</text:p>
          </table:table-cell>
          <table:table-cell table:style-name="ce14" office:value-type="float" office:value="12.03">
            <text:p>12.03</text:p>
          </table:table-cell>
          <table:table-cell table:style-name="ce16" table:formula="of:=2*PI()*[.B21]/[.$D$2]" office:value-type="float" office:value="0">
            <text:p>0.0000</text:p>
          </table:table-cell>
          <table:table-cell table:style-name="ce16" table:formula="of:=2*PI()*[.A21]/[.$C$2]-2*PI()*[.B21]/[.$D$2]/TAN([.$E$2])" office:value-type="float" office:value="0.325328890603016">
            <text:p>0.3253</text:p>
          </table:table-cell>
          <table:table-cell table:style-name="ce18" table:formula="of:=[.$D21]^2/[.$F21]" office:value-type="float" office:value="444.844906739611">
            <text:p>444.8</text:p>
          </table:table-cell>
          <table:table-cell table:style-name="ce18" table:formula="of:=[.$D21]/[.$F21]" office:value-type="float" office:value="36.9779639850051">
            <text:p>37.0</text:p>
          </table:table-cell>
          <table:table-cell table:style-name="ce19" table:formula="of:=[.G21]/[.$G$6]*10000" office:value-type="float" office:value="48.2403">
            <text:p>48.2</text:p>
          </table:table-cell>
          <table:table-cell table:style-name="ce20" table:formula="of:=[.H21]/[.$G$6]*10000" office:value-type="float" office:value="4.01">
            <text:p>4.01000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4"/>
          <table:table-cell table:style-name="ce14"/>
          <table:table-cell table:style-name="ce16" table:formula="of:=2*PI()*[.B22]/[.$D$2]" office:value-type="float" office:value="0.0443414630005617">
            <text:p>0.0443</text:p>
          </table:table-cell>
          <table:table-cell table:style-name="ce16" table:formula="of:=2*PI()*[.A22]/[.$C$2]-2*PI()*[.B22]/[.$D$2]/TAN([.$E$2])" office:value-type="float" office:value="0.331876487680101">
            <text:p>0.3319</text:p>
          </table:table-cell>
          <table:table-cell table:style-name="ce18" table:formula="of:=[.$D22]^2*[.$F$2]*[.$F22]/4/PI()^2/ABS([.$E22])" office:value-type="float" office:value="0">
            <text:p>0.0</text:p>
          </table:table-cell>
          <table:table-cell table:style-name="ce18" table:formula="of:=[.$D22]*[.$F$2]*[.$F22]/4/PI()^2/ABS([.$E22])" office:value-type="float" office:value="0">
            <text:p>0.0</text:p>
          </table:table-cell>
          <table:table-cell table:style-name="ce19" table:formula="of:=[.G22]/[.$G$6]*10000" office:value-type="float" office:value="0">
            <text:p>0.0</text:p>
          </table:table-cell>
          <table:table-cell table:style-name="ce20" table:formula="of:=[.H22]/[.$G$6]*10000" office:value-type="float" office:value="0">
            <text:p>0.00000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4" office:value-type="float" office:value="0.34996">
            <text:p>0.34996</text:p>
          </table:table-cell>
          <table:table-cell table:style-name="ce14" office:value-type="float" office:value="10.48">
            <text:p>10.48</text:p>
          </table:table-cell>
          <table:table-cell table:style-name="ce16" table:formula="of:=2*PI()*[.B23]/[.$D$2]" office:value-type="float" office:value="0.0886829260011233">
            <text:p>0.0887</text:p>
          </table:table-cell>
          <table:table-cell table:style-name="ce16" table:formula="of:=2*PI()*[.A23]/[.$C$2]-2*PI()*[.B23]/[.$D$2]/TAN([.$E$2])" office:value-type="float" office:value="0.338424084757186">
            <text:p>0.3384</text:p>
          </table:table-cell>
          <table:table-cell table:style-name="ce18" table:formula="of:=[.$D23]^2*[.$F$2]*[.$F23]/4/PI()^2/ABS([.$E23])" office:value-type="float" office:value="12.4744654492274">
            <text:p>12.5</text:p>
          </table:table-cell>
          <table:table-cell table:style-name="ce18" table:formula="of:=[.$D23]*[.$F$2]*[.$F23]/4/PI()^2/ABS([.$E23])" office:value-type="float" office:value="1.19031158866674">
            <text:p>1.2</text:p>
          </table:table-cell>
          <table:table-cell table:style-name="ce19" table:formula="of:=[.G23]/[.$G$6]*10000" office:value-type="float" office:value="1.35276800182094">
            <text:p>1.4</text:p>
          </table:table-cell>
          <table:table-cell table:style-name="ce20" table:formula="of:=[.H23]/[.$G$6]*10000" office:value-type="float" office:value="0.129080916204288">
            <text:p>0.12908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4" office:value-type="float" office:value="0.36974">
            <text:p>0.36974</text:p>
          </table:table-cell>
          <table:table-cell table:style-name="ce14" office:value-type="float" office:value="14.87">
            <text:p>14.87</text:p>
          </table:table-cell>
          <table:table-cell table:style-name="ce16" table:formula="of:=2*PI()*[.B24]/[.$D$2]" office:value-type="float" office:value="0.133024389001685">
            <text:p>0.1330</text:p>
          </table:table-cell>
          <table:table-cell table:style-name="ce16" table:formula="of:=2*PI()*[.A24]/[.$C$2]-2*PI()*[.B24]/[.$D$2]/TAN([.$E$2])" office:value-type="float" office:value="0.344971681834271">
            <text:p>0.3450</text:p>
          </table:table-cell>
          <table:table-cell table:style-name="ce18" table:formula="of:=[.$D24]^2*[.$F$2]*[.$F24]/4/PI()^2/ABS([.$E24])" office:value-type="float" office:value="17.0668055387655">
            <text:p>17.1</text:p>
          </table:table-cell>
          <table:table-cell table:style-name="ce18" table:formula="of:=[.$D24]*[.$F$2]*[.$F24]/4/PI()^2/ABS([.$E24])" office:value-type="float" office:value="1.14773406447649">
            <text:p>1.1</text:p>
          </table:table-cell>
          <table:table-cell table:style-name="ce19" table:formula="of:=[.G24]/[.$G$6]*10000" office:value-type="float" office:value="1.85077497068799">
            <text:p>1.9</text:p>
          </table:table-cell>
          <table:table-cell table:style-name="ce20" table:formula="of:=[.H24]/[.$G$6]*10000" office:value-type="float" office:value="0.124463683301143">
            <text:p>0.12446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.39389">
            <text:p>0.39389</text:p>
          </table:table-cell>
          <table:table-cell table:style-name="ce14" office:value-type="float" office:value="9.99">
            <text:p>9.99</text:p>
          </table:table-cell>
          <table:table-cell table:style-name="ce16" table:formula="of:=2*PI()*[.B25]/[.$D$2]" office:value-type="float" office:value="0.177365852002247">
            <text:p>0.1774</text:p>
          </table:table-cell>
          <table:table-cell table:style-name="ce16" table:formula="of:=2*PI()*[.A25]/[.$C$2]-2*PI()*[.B25]/[.$D$2]/TAN([.$E$2])" office:value-type="float" office:value="0.351519278911356">
            <text:p>0.3515</text:p>
          </table:table-cell>
          <table:table-cell table:style-name="ce18" table:formula="of:=[.$D25]^2*[.$F$2]*[.$F25]/4/PI()^2/ABS([.$E25])" office:value-type="float" office:value="5.88692151225536">
            <text:p>5.9</text:p>
          </table:table-cell>
          <table:table-cell table:style-name="ce18" table:formula="of:=[.$D25]*[.$F$2]*[.$F25]/4/PI()^2/ABS([.$E25])" office:value-type="float" office:value="0.589281432658194">
            <text:p>0.6</text:p>
          </table:table-cell>
          <table:table-cell table:style-name="ce19" table:formula="of:=[.G25]/[.$G$6]*10000" office:value-type="float" office:value="0.638395214883022">
            <text:p>0.6</text:p>
          </table:table-cell>
          <table:table-cell table:style-name="ce20" table:formula="of:=[.H25]/[.$G$6]*10000" office:value-type="float" office:value="0.0639034249132155">
            <text:p>0.06390</text:p>
          </table:table-cell>
        </table:table-row>
        <table:table-row table:style-name="ro1">
          <table:table-cell table:number-columns-repeated="4"/>
          <table:table-cell table:style-name="ce17"/>
          <table:table-cell/>
          <table:table-cell table:style-name="ce18"/>
          <table:table-cell/>
          <table:table-cell table:style-name="ce19"/>
          <table:table-cell/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od 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table:number-columns-repeated="2"/>
          <table:table-cell table:style-name="ce12" office:value-type="string">
            <text:p>D</text:p>
          </table:table-cell>
          <table:table-cell table:style-name="ce11" office:value-type="string">
            <text:p>lambda_r</text:p>
          </table:table-cell>
          <table:table-cell table:style-name="ce12" office:value-type="string">
            <text:p>gamma</text:p>
          </table:table-cell>
          <table:table-cell table:style-name="ce12" office:value-type="string">
            <text:p>wavelength</text:p>
          </table:table-cell>
          <table:table-cell table:style-name="ce12"/>
          <table:table-cell table:number-columns-repeated="5"/>
        </table:table-row>
        <table:table-row table:style-name="ro1">
          <table:table-cell table:style-name="ce8" table:number-columns-repeated="2"/>
          <table:table-cell table:style-name="ce12" office:value-type="float" office:value="57.94">
            <text:p>57.94</text:p>
          </table:table-cell>
          <table:table-cell table:style-name="ce11" office:value-type="float" office:value="141.7">
            <text:p>141.7</text:p>
          </table:table-cell>
          <table:table-cell table:style-name="ce12" office:value-type="float" office:value="1.7174">
            <text:p>1.7174</text:p>
          </table:table-cell>
          <table:table-cell table:style-name="ce12" office:value-type="float" office:value="1.175">
            <text:p>1.175</text:p>
          </table:table-cell>
          <table:table-cell table:style-name="ce12"/>
          <table:table-cell table:number-columns-repeated="5"/>
        </table:table-row>
        <table:table-row table:style-name="ro1">
          <table:table-cell table:style-name="ce8" table:number-columns-repeated="2"/>
          <table:table-cell table:style-name="ce12"/>
          <table:table-cell table:style-name="ce11"/>
          <table:table-cell table:number-columns-repeated="8"/>
        </table:table-row>
        <table:table-row table:style-name="ro2">
          <table:table-cell table:style-name="ce1" office:value-type="string">
            <text:p>h</text:p>
          </table:table-cell>
          <table:table-cell table:style-name="ce7" office:value-type="string">
            <text:p>k</text:p>
          </table:table-cell>
          <table:table-cell table:style-name="ce12" office:value-type="string">
            <text:p>q</text:p>
          </table:table-cell>
          <table:table-cell table:style-name="ce11" office:value-type="string">
            <text:p>|F|</text:p>
          </table:table-cell>
          <table:table-cell table:style-name="ce12" office:value-type="string">
            <text:p>qx</text:p>
          </table:table-cell>
          <table:table-cell table:style-name="ce12" office:value-type="string">
            <text:p>qz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(|F|/q)^2</text:p>
          </table:table-cell>
          <table:table-cell table:style-name="ce12" office:value-type="string">
            <text:p>mod (|F|/q)^2</text:p>
          </table:table-cell>
          <table:table-cell table:style-name="ce12" office:value-type="string">
            <text:p>mod |F|</text:p>
          </table:table-cell>
          <table:table-cell table:style-name="ce12"/>
          <table:table-cell table:style-name="ce12" office:value-type="string">
            <text:p>CMU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14" office:value-type="float" office:value="0.11087">
            <text:p>0.11087</text:p>
          </table:table-cell>
          <table:table-cell table:style-name="ce15" office:value-type="float" office:value="60.83">
            <text:p>60.83</text:p>
          </table:table-cell>
          <table:table-cell table:style-name="ce16" table:formula="of:=2*PI()*[.B5]/[.$D$2]" office:value-type="float" office:value="-0.0443414630005617">
            <text:p>-0.0443</text:p>
          </table:table-cell>
          <table:table-cell table:style-name="ce16" table:formula="of:=2*PI()*[.A5]/[.$C$2]-2*PI()*[.B5]/[.$D$2]/TAN([.$E$2])" office:value-type="float" office:value="0.101895366457254">
            <text:p>0.1019</text:p>
          </table:table-cell>
          <table:table-cell table:style-name="ce16" table:formula="of:=SQRT([.E5]^2+[.F5]^2)" office:value-type="float" office:value="0.111125294359512">
            <text:p>0.1111</text:p>
          </table:table-cell>
          <table:table-cell table:style-name="ce18" table:formula="of:=([.D5]/[.G5])^2" office:value-type="float" office:value="299646.896622842">
            <text:p>299646.9</text:p>
          </table:table-cell>
          <table:table-cell table:style-name="ce18" office:value-type="float" office:value="401852">
            <text:p>401852.0</text:p>
          </table:table-cell>
          <table:table-cell table:style-name="ce19" table:formula="of:=SQRT([.I5])*[.G5]/0.873" office:value-type="float" office:value="80.6922355748538">
            <text:p>80.7</text:p>
          </table:table-cell>
          <table:table-cell table:style-name="ce20"/>
          <table:table-cell table:style-name="ce21" office:value-type="float" office:value="86.2257719268529">
            <text:p>86.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.10845">
            <text:p>0.10845</text:p>
          </table:table-cell>
          <table:table-cell table:style-name="ce14" office:value-type="float" office:value="100">
            <text:p>100</text:p>
          </table:table-cell>
          <table:table-cell table:style-name="ce16" table:formula="of:=2*PI()*[.B6]/[.$D$2]" office:value-type="float" office:value="0">
            <text:p>0.0000</text:p>
          </table:table-cell>
          <table:table-cell table:style-name="ce16" table:formula="of:=2*PI()*[.A6]/[.$C$2]-2*PI()*[.B6]/[.$D$2]/TAN([.$E$2])" office:value-type="float" office:value="0.108442963534339">
            <text:p>0.1084</text:p>
          </table:table-cell>
          <table:table-cell table:style-name="ce16" table:formula="of:=SQRT([.E6]^2+[.F6]^2)" office:value-type="float" office:value="0.108442963534339">
            <text:p>0.1084</text:p>
          </table:table-cell>
          <table:table-cell table:style-name="ce18" table:formula="of:=([.D6]/[.G6])^2" office:value-type="float" office:value="850349.077727337">
            <text:p>850349.1</text:p>
          </table:table-cell>
          <table:table-cell table:style-name="ce18" office:value-type="float" office:value="648148">
            <text:p>648148.0</text:p>
          </table:table-cell>
          <table:table-cell table:style-name="ce19" table:formula="of:=SQRT([.I6])*[.G6]/0.873" office:value-type="float" office:value="100.005578493749">
            <text:p>100.0</text:p>
          </table:table-cell>
          <table:table-cell table:style-name="ce20"/>
          <table:table-cell table:style-name="ce21" office:value-type="float" office:value="100">
            <text:p>100.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0.12306">
            <text:p>0.12306</text:p>
          </table:table-cell>
          <table:table-cell table:style-name="ce14" office:value-type="float" office:value="26.86">
            <text:p>26.86</text:p>
          </table:table-cell>
          <table:table-cell table:style-name="ce16" table:formula="of:=2*PI()*[.B7]/[.$D$2]" office:value-type="float" office:value="0.0443414630005617">
            <text:p>0.0443</text:p>
          </table:table-cell>
          <table:table-cell table:style-name="ce16" table:formula="of:=2*PI()*[.A7]/[.$C$2]-2*PI()*[.B7]/[.$D$2]/TAN([.$E$2])" office:value-type="float" office:value="0.114990560611424">
            <text:p>0.1150</text:p>
          </table:table-cell>
          <table:table-cell table:style-name="ce16" table:formula="of:=SQRT([.E7]^2+[.F7]^2)" office:value-type="float" office:value="0.123243638256746">
            <text:p>0.1232</text:p>
          </table:table-cell>
          <table:table-cell table:style-name="ce18" table:formula="of:=([.D7]/[.G7])^2" office:value-type="float" office:value="47498.839119256">
            <text:p>47498.8</text:p>
          </table:table-cell>
          <table:table-cell table:style-name="ce18" office:value-type="float" office:value="47498.839119256">
            <text:p>47498.8</text:p>
          </table:table-cell>
          <table:table-cell table:style-name="ce19" table:formula="of:=SQRT([.I7])*[.G7]/0.873" office:value-type="float" office:value="30.7674684994273">
            <text:p>30.8</text:p>
          </table:table-cell>
          <table:table-cell table:style-name="ce20"/>
          <table:table-cell table:style-name="ce21" office:value-type="float" office:value="46.3574574667515">
            <text:p>46.4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4"/>
          <table:table-cell table:style-name="ce14"/>
          <table:table-cell table:style-name="ce16" table:formula="of:=2*PI()*[.B8]/[.$D$2]" office:value-type="float" office:value="0.0886829260011233">
            <text:p>0.0887</text:p>
          </table:table-cell>
          <table:table-cell table:style-name="ce16" table:formula="of:=2*PI()*[.A8]/[.$C$2]-2*PI()*[.B8]/[.$D$2]/TAN([.$E$2])" office:value-type="float" office:value="0.121538157688509">
            <text:p>0.1215</text:p>
          </table:table-cell>
          <table:table-cell table:style-name="ce16" table:formula="of:=SQRT([.E8]^2+[.F8]^2)" office:value-type="float" office:value="0.150453265629024">
            <text:p>0.1505</text:p>
          </table:table-cell>
          <table:table-cell table:style-name="ce18" table:formula="of:=([.D8]/[.G8])^2" office:value-type="float" office:value="0">
            <text:p>0.0</text:p>
          </table:table-cell>
          <table:table-cell table:style-name="ce18" office:value-type="float" office:value="0">
            <text:p>0.0</text:p>
          </table:table-cell>
          <table:table-cell table:style-name="ce19" table:formula="of:=SQRT([.I8])*[.G8]/0.873" office:value-type="float" office:value="0">
            <text:p>0.0</text:p>
          </table:table-cell>
          <table:table-cell table:style-name="ce20"/>
          <table:table-cell table:style-name="ce21" table:formula="of:#DIV/0!" office:value-type="float" office:value="0">
            <text:p>#DIV/0!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14" office:value-type="float" office:value="0.18445">
            <text:p>0.18445</text:p>
          </table:table-cell>
          <table:table-cell table:style-name="ce14" office:value-type="float" office:value="7.61">
            <text:p>7.61</text:p>
          </table:table-cell>
          <table:table-cell table:style-name="ce16" table:formula="of:=2*PI()*[.B9]/[.$D$2]" office:value-type="float" office:value="0.133024389001685">
            <text:p>0.1330</text:p>
          </table:table-cell>
          <table:table-cell table:style-name="ce16" table:formula="of:=2*PI()*[.A9]/[.$C$2]-2*PI()*[.B9]/[.$D$2]/TAN([.$E$2])" office:value-type="float" office:value="0.128085754765594">
            <text:p>0.1281</text:p>
          </table:table-cell>
          <table:table-cell table:style-name="ce16" table:formula="of:=SQRT([.E9]^2+[.F9]^2)" office:value-type="float" office:value="0.184665775505759">
            <text:p>0.1847</text:p>
          </table:table-cell>
          <table:table-cell table:style-name="ce18" table:formula="of:=([.D9]/[.G9])^2" office:value-type="float" office:value="1698.22990823717">
            <text:p>1698.2</text:p>
          </table:table-cell>
          <table:table-cell table:style-name="ce18" office:value-type="float" office:value="1698.22990823717">
            <text:p>1698.2</text:p>
          </table:table-cell>
          <table:table-cell table:style-name="ce19" table:formula="of:=SQRT([.I9])*[.G9]/0.873" office:value-type="float" office:value="8.71706758304696">
            <text:p>8.7</text:p>
          </table:table-cell>
          <table:table-cell table:style-name="ce20"/>
          <table:table-cell table:style-name="ce21" office:value-type="float" office:value="9.82794662643861">
            <text:p>9.8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14"/>
          <table:table-cell table:style-name="ce14"/>
          <table:table-cell table:style-name="ce16" table:formula="of:=2*PI()*[.B10]/[.$D$2]" office:value-type="float" office:value="0.177365852002247">
            <text:p>0.1774</text:p>
          </table:table-cell>
          <table:table-cell table:style-name="ce16" table:formula="of:=2*PI()*[.A10]/[.$C$2]-2*PI()*[.B10]/[.$D$2]/TAN([.$E$2])" office:value-type="float" office:value="0.134633351842679">
            <text:p>0.1346</text:p>
          </table:table-cell>
          <table:table-cell table:style-name="ce16" table:formula="of:=SQRT([.E10]^2+[.F10]^2)" office:value-type="float" office:value="0.222676412951344">
            <text:p>0.2227</text:p>
          </table:table-cell>
          <table:table-cell table:style-name="ce18" table:formula="of:=([.D10]/[.G10])^2" office:value-type="float" office:value="0">
            <text:p>0.0</text:p>
          </table:table-cell>
          <table:table-cell table:style-name="ce18" office:value-type="float" office:value="0">
            <text:p>0.0</text:p>
          </table:table-cell>
          <table:table-cell table:style-name="ce19" table:formula="of:=SQRT([.I10])*[.G10]/0.873" office:value-type="float" office:value="0">
            <text:p>0.0</text:p>
          </table:table-cell>
          <table:table-cell table:style-name="ce20"/>
          <table:table-cell table:style-name="ce21" table:formula="of:#DIV/0!" office:value-type="float" office:value="0">
            <text:p>#DIV/0!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table-cell table:style-name="ce14" office:value-type="float" office:value="0.22207">
            <text:p>0.22207</text:p>
          </table:table-cell>
          <table:table-cell table:style-name="ce14" office:value-type="float" office:value="15.06">
            <text:p>15.06</text:p>
          </table:table-cell>
          <table:table-cell table:style-name="ce16" table:formula="of:=2*PI()*[.B11]/[.$D$2]" office:value-type="float" office:value="-0.0886829260011233">
            <text:p>-0.0887</text:p>
          </table:table-cell>
          <table:table-cell table:style-name="ce16" table:formula="of:=2*PI()*[.A11]/[.$C$2]-2*PI()*[.B11]/[.$D$2]/TAN([.$E$2])" office:value-type="float" office:value="0.203790732914507">
            <text:p>0.2038</text:p>
          </table:table-cell>
          <table:table-cell table:style-name="ce16" table:formula="of:=SQRT([.E11]^2+[.F11]^2)" office:value-type="float" office:value="0.222250588719024">
            <text:p>0.2223</text:p>
          </table:table-cell>
          <table:table-cell table:style-name="ce18" table:formula="of:=([.D11]/[.G11])^2" office:value-type="float" office:value="4591.60059657021">
            <text:p>4591.6</text:p>
          </table:table-cell>
          <table:table-cell table:style-name="ce18" office:value-type="float" office:value="4591.60059657021">
            <text:p>4591.6</text:p>
          </table:table-cell>
          <table:table-cell table:style-name="ce19" table:formula="of:=SQRT([.I11])*[.G11]/0.873" office:value-type="float" office:value="17.2508591065292">
            <text:p>17.3</text:p>
          </table:table-cell>
          <table:table-cell table:style-name="ce20"/>
          <table:table-cell table:style-name="ce21" table:formula="of:#DIV/0!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float" office:value="-1">
            <text:p>-1</text:p>
          </table:table-cell>
          <table:table-cell table:style-name="ce14" office:value-type="float" office:value="0.21464">
            <text:p>0.21464</text:p>
          </table:table-cell>
          <table:table-cell table:style-name="ce14" office:value-type="float" office:value="71.22">
            <text:p>71.22</text:p>
          </table:table-cell>
          <table:table-cell table:style-name="ce16" table:formula="of:=2*PI()*[.B12]/[.$D$2]" office:value-type="float" office:value="-0.0443414630005617">
            <text:p>-0.0443</text:p>
          </table:table-cell>
          <table:table-cell table:style-name="ce16" table:formula="of:=2*PI()*[.A12]/[.$C$2]-2*PI()*[.B12]/[.$D$2]/TAN([.$E$2])" office:value-type="float" office:value="0.210338329991592">
            <text:p>0.2103</text:p>
          </table:table-cell>
          <table:table-cell table:style-name="ce16" table:formula="of:=SQRT([.E12]^2+[.F12]^2)" office:value-type="float" office:value="0.214961341651661">
            <text:p>0.2150</text:p>
          </table:table-cell>
          <table:table-cell table:style-name="ce18" table:formula="of:=([.D12]/[.G12])^2" office:value-type="float" office:value="109769.885356679">
            <text:p>109769.9</text:p>
          </table:table-cell>
          <table:table-cell table:style-name="ce18" office:value-type="float" office:value="109769.885356679">
            <text:p>109769.9</text:p>
          </table:table-cell>
          <table:table-cell table:style-name="ce19" table:formula="of:=SQRT([.I12])*[.G12]/0.873" office:value-type="float" office:value="81.5807560137457">
            <text:p>81.6</text:p>
          </table:table-cell>
          <table:table-cell table:style-name="ce20"/>
          <table:table-cell table:style-name="ce21" office:value-type="float" office:value="95.0309539494567">
            <text:p>95.0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.21712">
            <text:p>0.21712</text:p>
          </table:table-cell>
          <table:table-cell table:style-name="ce14" office:value-type="float" office:value="39.69">
            <text:p>39.69</text:p>
          </table:table-cell>
          <table:table-cell table:style-name="ce16" table:formula="of:=2*PI()*[.B13]/[.$D$2]" office:value-type="float" office:value="0">
            <text:p>0.0000</text:p>
          </table:table-cell>
          <table:table-cell table:style-name="ce16" table:formula="of:=2*PI()*[.A13]/[.$C$2]-2*PI()*[.B13]/[.$D$2]/TAN([.$E$2])" office:value-type="float" office:value="0.216885927068677">
            <text:p>0.2169</text:p>
          </table:table-cell>
          <table:table-cell table:style-name="ce16" table:formula="of:=SQRT([.E13]^2+[.F13]^2)" office:value-type="float" office:value="0.216885927068677">
            <text:p>0.2169</text:p>
          </table:table-cell>
          <table:table-cell table:style-name="ce18" table:formula="of:=([.D13]/[.G13])^2" office:value-type="float" office:value="33488.7896445618">
            <text:p>33488.8</text:p>
          </table:table-cell>
          <table:table-cell table:style-name="ce18" office:value-type="float" office:value="33488.7896445618">
            <text:p>33488.8</text:p>
          </table:table-cell>
          <table:table-cell table:style-name="ce19" table:formula="of:=SQRT([.I13])*[.G13]/0.873" office:value-type="float" office:value="45.4639175257732">
            <text:p>45.5</text:p>
          </table:table-cell>
          <table:table-cell table:style-name="ce20"/>
          <table:table-cell table:style-name="ce21" office:value-type="float" office:value="38.3435546476391">
            <text:p>38.3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.2276">
            <text:p>0.2276</text:p>
          </table:table-cell>
          <table:table-cell table:style-name="ce14" office:value-type="float" office:value="33.91">
            <text:p>33.91</text:p>
          </table:table-cell>
          <table:table-cell table:style-name="ce16" table:formula="of:=2*PI()*[.B14]/[.$D$2]" office:value-type="float" office:value="0.0443414630005617">
            <text:p>0.0443</text:p>
          </table:table-cell>
          <table:table-cell table:style-name="ce16" table:formula="of:=2*PI()*[.A14]/[.$C$2]-2*PI()*[.B14]/[.$D$2]/TAN([.$E$2])" office:value-type="float" office:value="0.223433524145762">
            <text:p>0.2234</text:p>
          </table:table-cell>
          <table:table-cell table:style-name="ce16" table:formula="of:=SQRT([.E14]^2+[.F14]^2)" office:value-type="float" office:value="0.227790923992211">
            <text:p>0.2278</text:p>
          </table:table-cell>
          <table:table-cell table:style-name="ce18" table:formula="of:=([.D14]/[.G14])^2" office:value-type="float" office:value="22160.6628806885">
            <text:p>22160.7</text:p>
          </table:table-cell>
          <table:table-cell table:style-name="ce18" office:value-type="float" office:value="22160.6628806885">
            <text:p>22160.7</text:p>
          </table:table-cell>
          <table:table-cell table:style-name="ce19" table:formula="of:=SQRT([.I14])*[.G14]/0.873" office:value-type="float" office:value="38.8430698739977">
            <text:p>38.8</text:p>
          </table:table-cell>
          <table:table-cell table:style-name="ce20"/>
          <table:table-cell table:style-name="ce21" office:value-type="float" office:value="52.5769676116444">
            <text:p>52.6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4" office:value-type="float" office:value="0.24628">
            <text:p>0.24628</text:p>
          </table:table-cell>
          <table:table-cell table:style-name="ce14" office:value-type="float" office:value="22.7">
            <text:p>22.7</text:p>
          </table:table-cell>
          <table:table-cell table:style-name="ce16" table:formula="of:=2*PI()*[.B15]/[.$D$2]" office:value-type="float" office:value="0.0886829260011233">
            <text:p>0.0887</text:p>
          </table:table-cell>
          <table:table-cell table:style-name="ce16" table:formula="of:=2*PI()*[.A15]/[.$C$2]-2*PI()*[.B15]/[.$D$2]/TAN([.$E$2])" office:value-type="float" office:value="0.229981121222848">
            <text:p>0.2300</text:p>
          </table:table-cell>
          <table:table-cell table:style-name="ce16" table:formula="of:=SQRT([.E15]^2+[.F15]^2)" office:value-type="float" office:value="0.246487276513492">
            <text:p>0.2465</text:p>
          </table:table-cell>
          <table:table-cell table:style-name="ce18" table:formula="of:=([.D15]/[.G15])^2" office:value-type="float" office:value="8481.30540149491">
            <text:p>8481.3</text:p>
          </table:table-cell>
          <table:table-cell table:style-name="ce18" office:value-type="float" office:value="8481.30540149491">
            <text:p>8481.3</text:p>
          </table:table-cell>
          <table:table-cell table:style-name="ce19" table:formula="of:=SQRT([.I15])*[.G15]/0.873" office:value-type="float" office:value="26.0022909507446">
            <text:p>26.0</text:p>
          </table:table-cell>
          <table:table-cell table:style-name="ce20"/>
          <table:table-cell table:style-name="ce21" office:value-type="float" office:value="32.408566025115">
            <text:p>32.4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0.27123">
            <text:p>0.27123</text:p>
          </table:table-cell>
          <table:table-cell table:style-name="ce14" office:value-type="float" office:value="14.16">
            <text:p>14.16</text:p>
          </table:table-cell>
          <table:table-cell table:style-name="ce16" table:formula="of:=2*PI()*[.B16]/[.$D$2]" office:value-type="float" office:value="0.133024389001685">
            <text:p>0.1330</text:p>
          </table:table-cell>
          <table:table-cell table:style-name="ce16" table:formula="of:=2*PI()*[.A16]/[.$C$2]-2*PI()*[.B16]/[.$D$2]/TAN([.$E$2])" office:value-type="float" office:value="0.236528718299933">
            <text:p>0.2365</text:p>
          </table:table-cell>
          <table:table-cell table:style-name="ce16" table:formula="of:=SQRT([.E16]^2+[.F16]^2)" office:value-type="float" office:value="0.271369347292358">
            <text:p>0.2714</text:p>
          </table:table-cell>
          <table:table-cell table:style-name="ce18" table:formula="of:=([.D16]/[.G16])^2" office:value-type="float" office:value="2722.73219416878">
            <text:p>2722.7</text:p>
          </table:table-cell>
          <table:table-cell table:style-name="ce18" office:value-type="float" office:value="2722.73219416878">
            <text:p>2722.7</text:p>
          </table:table-cell>
          <table:table-cell table:style-name="ce19" table:formula="of:=SQRT([.I16])*[.G16]/0.873" office:value-type="float" office:value="16.2199312714777">
            <text:p>16.2</text:p>
          </table:table-cell>
          <table:table-cell table:style-name="ce20"/>
          <table:table-cell table:style-name="ce21" office:value-type="float" office:value="20.2200982840156">
            <text:p>20.2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.30077">
            <text:p>0.30077</text:p>
          </table:table-cell>
          <table:table-cell table:style-name="ce14" office:value-type="float" office:value="7.78">
            <text:p>7.78</text:p>
          </table:table-cell>
          <table:table-cell table:style-name="ce16" table:formula="of:=2*PI()*[.B17]/[.$D$2]" office:value-type="float" office:value="0.177365852002247">
            <text:p>0.1774</text:p>
          </table:table-cell>
          <table:table-cell table:style-name="ce16" table:formula="of:=2*PI()*[.A17]/[.$C$2]-2*PI()*[.B17]/[.$D$2]/TAN([.$E$2])" office:value-type="float" office:value="0.243076315377018">
            <text:p>0.2431</text:p>
          </table:table-cell>
          <table:table-cell table:style-name="ce16" table:formula="of:=SQRT([.E17]^2+[.F17]^2)" office:value-type="float" office:value="0.300906531258047">
            <text:p>0.3009</text:p>
          </table:table-cell>
          <table:table-cell table:style-name="ce18" table:formula="of:=([.D17]/[.G17])^2" office:value-type="float" office:value="668.491616739113">
            <text:p>668.5</text:p>
          </table:table-cell>
          <table:table-cell table:style-name="ce18" office:value-type="float" office:value="668.491616739113">
            <text:p>668.5</text:p>
          </table:table-cell>
          <table:table-cell table:style-name="ce19" table:formula="of:=SQRT([.I17])*[.G17]/0.873" office:value-type="float" office:value="8.91179839633448">
            <text:p>8.9</text:p>
          </table:table-cell>
          <table:table-cell table:style-name="ce20"/>
          <table:table-cell table:style-name="ce21" office:value-type="float" office:value="12.7209550059195">
            <text:p>12.7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style-name="ce14"/>
          <table:table-cell table:style-name="ce16" table:formula="of:=2*PI()*[.B18]/[.$D$2]" office:value-type="float" office:value="0.221707315002808">
            <text:p>0.2217</text:p>
          </table:table-cell>
          <table:table-cell table:style-name="ce16" table:formula="of:=2*PI()*[.A18]/[.$C$2]-2*PI()*[.B18]/[.$D$2]/TAN([.$E$2])" office:value-type="float" office:value="0.249623912454103">
            <text:p>0.2496</text:p>
          </table:table-cell>
          <table:table-cell table:style-name="ce16" table:formula="of:=SQRT([.E18]^2+[.F18]^2)" office:value-type="float" office:value="0.33386558851527">
            <text:p>0.3339</text:p>
          </table:table-cell>
          <table:table-cell table:style-name="ce18" table:formula="of:=([.D18]/[.G18])^2" office:value-type="float" office:value="0">
            <text:p>0.0</text:p>
          </table:table-cell>
          <table:table-cell table:style-name="ce18" office:value-type="float" office:value="0">
            <text:p>0.0</text:p>
          </table:table-cell>
          <table:table-cell table:style-name="ce19" table:formula="of:=SQRT([.I18])*[.G18]/0.873" office:value-type="float" office:value="0">
            <text:p>0.0</text:p>
          </table:table-cell>
          <table:table-cell table:style-name="ce20"/>
          <table:table-cell table:style-name="ce21" office:value-type="float" office:value="8.51774162776706">
            <text:p>8.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float" office:value="-2">
            <text:p>-2</text:p>
          </table:table-cell>
          <table:table-cell table:style-name="ce14" office:value-type="float" office:value="0.32472">
            <text:p>0.32472</text:p>
          </table:table-cell>
          <table:table-cell table:style-name="ce14" office:value-type="float" office:value="29.33">
            <text:p>29.33</text:p>
          </table:table-cell>
          <table:table-cell table:style-name="ce16" table:formula="of:=2*PI()*[.B19]/[.$D$2]" office:value-type="float" office:value="-0.0886829260011233">
            <text:p>-0.0887</text:p>
          </table:table-cell>
          <table:table-cell table:style-name="ce16" table:formula="of:=2*PI()*[.A19]/[.$C$2]-2*PI()*[.B19]/[.$D$2]/TAN([.$E$2])" office:value-type="float" office:value="0.312233696448846">
            <text:p>0.3122</text:p>
          </table:table-cell>
          <table:table-cell table:style-name="ce16" table:formula="of:=SQRT([.E19]^2+[.F19]^2)" office:value-type="float" office:value="0.32458364493953">
            <text:p>0.3246</text:p>
          </table:table-cell>
          <table:table-cell table:style-name="ce18" table:formula="of:=([.D19]/[.G19])^2" office:value-type="float" office:value="8165.27583034084">
            <text:p>8165.3</text:p>
          </table:table-cell>
          <table:table-cell table:style-name="ce18" office:value-type="float" office:value="8165.27583034084">
            <text:p>8165.3</text:p>
          </table:table-cell>
          <table:table-cell table:style-name="ce19" table:formula="of:=SQRT([.I19])*[.G19]/0.873" office:value-type="float" office:value="33.5967926689576">
            <text:p>33.6</text:p>
          </table:table-cell>
          <table:table-cell table:style-name="ce20"/>
          <table:table-cell table:style-name="ce21" office:value-type="float" office:value="48.1181696455265">
            <text:p>48.1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0.32183">
            <text:p>0.32183</text:p>
          </table:table-cell>
          <table:table-cell table:style-name="ce14" office:value-type="float" office:value="44.18">
            <text:p>44.18</text:p>
          </table:table-cell>
          <table:table-cell table:style-name="ce16" table:formula="of:=2*PI()*[.B20]/[.$D$2]" office:value-type="float" office:value="-0.0443414630005617">
            <text:p>-0.0443</text:p>
          </table:table-cell>
          <table:table-cell table:style-name="ce16" table:formula="of:=2*PI()*[.A20]/[.$C$2]-2*PI()*[.B20]/[.$D$2]/TAN([.$E$2])" office:value-type="float" office:value="0.318781293525931">
            <text:p>0.3188</text:p>
          </table:table-cell>
          <table:table-cell table:style-name="ce16" table:formula="of:=SQRT([.E20]^2+[.F20]^2)" office:value-type="float" office:value="0.321850397612145">
            <text:p>0.3219</text:p>
          </table:table-cell>
          <table:table-cell table:style-name="ce18" table:formula="of:=([.D20]/[.G20])^2" office:value-type="float" office:value="18842.7082191269">
            <text:p>18842.7</text:p>
          </table:table-cell>
          <table:table-cell table:style-name="ce18" office:value-type="float" office:value="18842.7082191269">
            <text:p>18842.7</text:p>
          </table:table-cell>
          <table:table-cell table:style-name="ce19" table:formula="of:=SQRT([.I20])*[.G20]/0.873" office:value-type="float" office:value="50.6071019473081">
            <text:p>50.6</text:p>
          </table:table-cell>
          <table:table-cell table:style-name="ce20"/>
          <table:table-cell table:style-name="ce21" office:value-type="float" office:value="63.7221873632691">
            <text:p>63.7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.3253">
            <text:p>0.3253</text:p>
          </table:table-cell>
          <table:table-cell table:style-name="ce14" office:value-type="float" office:value="12.03">
            <text:p>12.03</text:p>
          </table:table-cell>
          <table:table-cell table:style-name="ce16" table:formula="of:=2*PI()*[.B21]/[.$D$2]" office:value-type="float" office:value="0">
            <text:p>0.0000</text:p>
          </table:table-cell>
          <table:table-cell table:style-name="ce16" table:formula="of:=2*PI()*[.A21]/[.$C$2]-2*PI()*[.B21]/[.$D$2]/TAN([.$E$2])" office:value-type="float" office:value="0.325328890603016">
            <text:p>0.3253</text:p>
          </table:table-cell>
          <table:table-cell table:style-name="ce16" table:formula="of:=SQRT([.E21]^2+[.F21]^2)" office:value-type="float" office:value="0.325328890603016">
            <text:p>0.3253</text:p>
          </table:table-cell>
          <table:table-cell table:style-name="ce18" table:formula="of:=([.D21]/[.G21])^2" office:value-type="float" office:value="1367.36982047633">
            <text:p>1367.4</text:p>
          </table:table-cell>
          <table:table-cell table:style-name="ce18" office:value-type="float" office:value="1367.36982047633">
            <text:p>1367.4</text:p>
          </table:table-cell>
          <table:table-cell table:style-name="ce19" table:formula="of:=SQRT([.I21])*[.G21]/0.873" office:value-type="float" office:value="13.7800687285223">
            <text:p>13.8</text:p>
          </table:table-cell>
          <table:table-cell table:style-name="ce20"/>
          <table:table-cell table:style-name="ce21" office:value-type="float" office:value="18.0430554604602">
            <text:p>18.0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4"/>
          <table:table-cell table:style-name="ce14"/>
          <table:table-cell table:style-name="ce16" table:formula="of:=2*PI()*[.B22]/[.$D$2]" office:value-type="float" office:value="0.0443414630005617">
            <text:p>0.0443</text:p>
          </table:table-cell>
          <table:table-cell table:style-name="ce16" table:formula="of:=2*PI()*[.A22]/[.$C$2]-2*PI()*[.B22]/[.$D$2]/TAN([.$E$2])" office:value-type="float" office:value="0.331876487680101">
            <text:p>0.3319</text:p>
          </table:table-cell>
          <table:table-cell table:style-name="ce16" table:formula="of:=SQRT([.E22]^2+[.F22]^2)" office:value-type="float" office:value="0.334825579094415">
            <text:p>0.3348</text:p>
          </table:table-cell>
          <table:table-cell table:style-name="ce18" table:formula="of:=([.D22]/[.G22])^2" office:value-type="float" office:value="0">
            <text:p>0.0</text:p>
          </table:table-cell>
          <table:table-cell table:style-name="ce18" office:value-type="float" office:value="0">
            <text:p>0.0</text:p>
          </table:table-cell>
          <table:table-cell table:style-name="ce19" table:formula="of:=SQRT([.I22])*[.G22]/0.873" office:value-type="float" office:value="0">
            <text:p>0.0</text:p>
          </table:table-cell>
          <table:table-cell table:style-name="ce20"/>
          <table:table-cell table:style-name="ce21" table:formula="of:#DIV/0!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4" office:value-type="float" office:value="0.34996">
            <text:p>0.34996</text:p>
          </table:table-cell>
          <table:table-cell table:style-name="ce14" office:value-type="float" office:value="10.48">
            <text:p>10.48</text:p>
          </table:table-cell>
          <table:table-cell table:style-name="ce16" table:formula="of:=2*PI()*[.B23]/[.$D$2]" office:value-type="float" office:value="0.0886829260011233">
            <text:p>0.0887</text:p>
          </table:table-cell>
          <table:table-cell table:style-name="ce16" table:formula="of:=2*PI()*[.A23]/[.$C$2]-2*PI()*[.B23]/[.$D$2]/TAN([.$E$2])" office:value-type="float" office:value="0.338424084757186">
            <text:p>0.3384</text:p>
          </table:table-cell>
          <table:table-cell table:style-name="ce16" table:formula="of:=SQRT([.E23]^2+[.F23]^2)" office:value-type="float" office:value="0.349850714602471">
            <text:p>0.3499</text:p>
          </table:table-cell>
          <table:table-cell table:style-name="ce18" table:formula="of:=([.D23]/[.G23])^2" office:value-type="float" office:value="897.340014974379">
            <text:p>897.3</text:p>
          </table:table-cell>
          <table:table-cell table:style-name="ce18" office:value-type="float" office:value="897.340014974379">
            <text:p>897.3</text:p>
          </table:table-cell>
          <table:table-cell table:style-name="ce19" table:formula="of:=SQRT([.I23])*[.G23]/0.873" office:value-type="float" office:value="12.0045819014891">
            <text:p>12.0</text:p>
          </table:table-cell>
          <table:table-cell table:style-name="ce20"/>
          <table:table-cell table:style-name="ce21" office:value-type="float" office:value="15.5577972802796">
            <text:p>15.6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4" office:value-type="float" office:value="0.36974">
            <text:p>0.36974</text:p>
          </table:table-cell>
          <table:table-cell table:style-name="ce14" office:value-type="float" office:value="14.87">
            <text:p>14.87</text:p>
          </table:table-cell>
          <table:table-cell table:style-name="ce16" table:formula="of:=2*PI()*[.B24]/[.$D$2]" office:value-type="float" office:value="0.133024389001685">
            <text:p>0.1330</text:p>
          </table:table-cell>
          <table:table-cell table:style-name="ce16" table:formula="of:=2*PI()*[.A24]/[.$C$2]-2*PI()*[.B24]/[.$D$2]/TAN([.$E$2])" office:value-type="float" office:value="0.344971681834271">
            <text:p>0.3450</text:p>
          </table:table-cell>
          <table:table-cell table:style-name="ce16" table:formula="of:=SQRT([.E24]^2+[.F24]^2)" office:value-type="float" office:value="0.369730914770238">
            <text:p>0.3697</text:p>
          </table:table-cell>
          <table:table-cell table:style-name="ce18" table:formula="of:=([.D24]/[.G24])^2" office:value-type="float" office:value="1617.52278292639">
            <text:p>1617.5</text:p>
          </table:table-cell>
          <table:table-cell table:style-name="ce18" office:value-type="float" office:value="1617.52278292639">
            <text:p>1617.5</text:p>
          </table:table-cell>
          <table:table-cell table:style-name="ce19" table:formula="of:=SQRT([.I24])*[.G24]/0.873" office:value-type="float" office:value="17.0332187857961">
            <text:p>17.0</text:p>
          </table:table-cell>
          <table:table-cell table:style-name="ce20"/>
          <table:table-cell table:style-name="ce21" office:value-type="float" office:value="20.393394509185">
            <text:p>20.4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.39389">
            <text:p>0.39389</text:p>
          </table:table-cell>
          <table:table-cell table:style-name="ce14" office:value-type="float" office:value="9.99">
            <text:p>9.99</text:p>
          </table:table-cell>
          <table:table-cell table:style-name="ce16" table:formula="of:=2*PI()*[.B25]/[.$D$2]" office:value-type="float" office:value="0.177365852002247">
            <text:p>0.1774</text:p>
          </table:table-cell>
          <table:table-cell table:style-name="ce16" table:formula="of:=2*PI()*[.A25]/[.$C$2]-2*PI()*[.B25]/[.$D$2]/TAN([.$E$2])" office:value-type="float" office:value="0.351519278911356">
            <text:p>0.3515</text:p>
          </table:table-cell>
          <table:table-cell table:style-name="ce16" table:formula="of:=SQRT([.E25]^2+[.F25]^2)" office:value-type="float" office:value="0.393731442613925">
            <text:p>0.3937</text:p>
          </table:table-cell>
          <table:table-cell table:style-name="ce18" table:formula="of:=([.D25]/[.G25])^2" office:value-type="float" office:value="643.770067923589">
            <text:p>643.8</text:p>
          </table:table-cell>
          <table:table-cell table:style-name="ce18" office:value-type="float" office:value="643.770067923589">
            <text:p>643.8</text:p>
          </table:table-cell>
          <table:table-cell table:style-name="ce19" table:formula="of:=SQRT([.I25])*[.G25]/0.873" office:value-type="float" office:value="11.4432989690722">
            <text:p>11.4</text:p>
          </table:table-cell>
          <table:table-cell table:style-name="ce20"/>
          <table:table-cell table:style-name="ce21" office:value-type="float" office:value="21.4954313179576">
            <text:p>21.5</text:p>
          </table:table-cell>
        </table:table-row>
        <table:table-row table:style-name="ro1">
          <table:table-cell table:number-columns-repeated="4"/>
          <table:table-cell table:style-name="ce17"/>
          <table:table-cell table:number-columns-repeated="2"/>
          <table:table-cell table:style-name="ce18"/>
          <table:table-cell/>
          <table:table-cell table:style-name="ce19"/>
          <table:table-cell table:number-columns-repeated="2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5-21T11:44:00</meta:creation-date>
    <dc:date>2014-05-23T17:08:54</dc:date>
    <dc:creator>kiyo </dc:creator>
    <meta:editing-duration>PT1H47M24S</meta:editing-duration>
    <meta:editing-cycles>16</meta:editing-cycles>
    <meta:generator>LibreOffice/3.5$Linux_x86 LibreOffice_project/350m1$Build-2</meta:generator>
    <meta:document-statistic meta:table-count="3" meta:cell-count="470" meta:object-count="0"/>
  </office:meta>
</office:document-meta>
</file>